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float" office:value="0.27777777777778" calcext:value-type="float">
            <text:p>0.2777777778</text:p>
          </table:table-cell>
          <table:table-cell office:value-type="float" office:value="1000000" calcext:value-type="float">
            <text:p>1000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/TJ</text:p>
          </table:table-cell>
          <table:table-cell office:value-type="string" calcext:value-type="string">
            <text:p>Mt/G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24.4" calcext:value-type="float">
            <text:p>24.4</text:p>
          </table:table-cell>
          <table:table-cell table:style-name="ce2" table:formula="of:=[.B3]/([.$A$1]*[.$B$1])" office:value-type="float" office:value="0.0000878399999999993" calcext:value-type="float">
            <text:p>8.784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NG</text:p>
          </table:table-cell>
          <table:table-cell office:value-type="float" office:value="14" calcext:value-type="float">
            <text:p>14</text:p>
          </table:table-cell>
          <table:table-cell table:style-name="ce2" table:formula="of:=[.B4]/([.$A$1]*[.$B$1])" office:value-type="float" office:value="0.0000503999999999996" calcext:value-type="float">
            <text:p>5.040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19.8" calcext:value-type="float">
            <text:p>19.8</text:p>
          </table:table-cell>
          <table:table-cell table:style-name="ce2" table:formula="of:=[.B5]/([.$A$1]*[.$B$1])" office:value-type="float" office:value="0.0000712799999999994" calcext:value-type="float">
            <text:p>7.128E-0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www.env.go.jp/earth/ondanka/ghg-mrv/unfccc/material/NIR-JPN-2017_E.pdf</text:p>
          </table:table-cell>
          <table:table-cell table:number-columns-repeated="5"/>
          <table:table-cell office:value-type="string" calcext:value-type="string">
            <text:p>http://www-gio.nies.go.jp/aboutghg/nir/2018/NIR-JPN-2018-v4.1_web.pdf</text:p>
          </table:table-cell>
        </table:table-row>
        <table:table-row table:style-name="ro2">
          <table:table-cell/>
          <table:table-cell table:style-name="ce1" office:value-type="string" calcext:value-type="string">
            <text:p>National Greenhouse Gas Inventory Report of JAPAN</text:p>
          </table:table-cell>
          <table:table-cell office:value-type="string" calcext:value-type="string">
            <text:p>Table 3-1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04:04.691324104</meta:creation-date>
    <dc:date>2018-09-14T14:27:35.719506577</dc:date>
    <meta:editing-duration>PT3M10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